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рим норм резуль від звич люд</text:span><text:line-break/><text:span text:style-name="T1">На прац впливає сист коорд не лише керівника, а і колег</text:span><text:line-break/><text:span text:style-name="T1">На сист коорд керівника впливають і сист коорд підлеглих</text:span><text:line-break/><text:span text:style-name="T1">Дуглас макгрегор: теорія x(люди уникають роботу - менеджмент має мотиву і примушувати), і y(людям природньо захоплюватись роботою так як і відпочинком - менеджер має давати проявлятись і реалізовуватись)</text:span><text:line-break/><text:span text:style-name="T1">Віднош покарання - винагорода: </text:span><text:a xlink:type="simple" xlink:href="tel:1-6" text:style-name="Internet_20_link" text:visited-style-name="Visited_20_Internet_20_Link"><text:span text:style-name="T2">1-6</text:span></text:a><text:line-break/><text:span text:style-name="T1">Компетенції керівника діл на категорії: адміністрат, оптимізуючі(планування?), лідерські(впливають на психологію, управління комунікаціями)</text:span><text:line-break/><text:span text:style-name="T1">Репутація вимогливого - гарантує виконання)</text:span><text:line-break/><text:span text:style-name="T1">Постулати менеджменту:</text:span><text:line-break/><text:span text:style-name="T1">- на мотивацію впливає багато факторів, а не тільки гроші</text:span><text:line-break/><text:span text:style-name="T1">- працюють так, як ними керують</text:span><text:line-break/><text:span text:style-name="T1">- у хорошого керівника немає поганих працівникіа</text:span><text:line-break/><text:span text:style-name="T1">- бути керівником це професія, а не  удача чи хрест</text:span><text:line-break/><text:span text:style-name="T1">- профейність і досвід не одне і те ж</text:span><text:line-break/><text:span text:style-name="T1">- керівник відповідає за все на ввіреній території</text:span><text:line-break/><text:span text:style-name="T1">- вхідний відбір це важливо</text:span><text:line-break/><text:span text:style-name="T1">Залежність від персоналу - звужує вибір  прийомів</text:span><text:line-break/><text:span text:style-name="T1">Що заважає:</text:span><text:line-break/><text:span text:style-name="T1">- спотворення в літературі("робимо що треба, пишемо те що красиво", не пишуть про жорсткий відбір, зовнішнє розслаблення, але внутр. дисципліна)</text:span><text:line-break/><text:line-break/><text:span text:style-name="T1">При бажанні переконати починай активно слухати, а не сипати аргументами.</text:span><text:line-break/><text:line-break/><text:span text:style-name="T1">- виховання заст бути хорошим, зручним.</text:span><text:line-break/><text:span text:style-name="T1">- не вміння конфліктувати, вимагати. Роблять менше правил, щоб було менше приводів конфлікт - якість страждає.</text:span><text:line-break/><text:span text:style-name="T1">- думка, що інші теж відповідальні. Невідповідальні стають незрозумілі і тримаються "на підтанцьовці", відповідальні - тягнуть за всіх.</text:span><text:line-break/><text:span text:style-name="T1">- експертна кваліфікація керівника - починає робити все сам</text:span><text:line-break/><text:span text:style-name="T1">- думка про рівність - він і підлеглі, продуктивні і ліниві</text:span><text:line-break/><text:line-break/><text:span text:style-name="T1">Що буде, якщо не почати карати:</text:span><text:line-break/><text:span text:style-name="T1">- керівник вважає, так і має бути і фактично підіграє підлеглим, щоб довести правоту своєму начальству.</text:span><text:line-break/><text:span text:style-name="T1">- керівник починає проводити тренінги, опитування про задоволеність, мотиваційні проповіді</text:span><text:line-break/><text:span text:style-name="T1">- керівник озлоблюється</text:span><text:line-break/><text:line-break/><text:span text:style-name="T1">Якщо керівник хамить - це може бути відчайдушною спробою показати хто тут господар.</text:span><text:line-break/><text:soft-page-break/><text:span text:style-name="T1">Наради про "нам треба змінити ставлення до роботи" - може керівник боїться назвати проблему і винного.</text:span><text:line-break/><text:line-break/><text:span text:style-name="T1">2х факторна мотиваційна теорія Герцберга. Мотиваційні фактори</text:span><text:line-break/><text:span text:style-name="T1">- гігієнічні, "регулятори мотивації" - базові. Без них або звільняються або мінімізують власний вклад. Внутрішня стабільність - один із прикладів.</text:span><text:line-break/><text:span text:style-name="T1">- розкриваючі, "головні мотиватори"</text:span><text:line-break/><text:line-break/><text:span text:style-name="T1">Принципи в команді:</text:span><text:line-break/><text:span text:style-name="T1">- голова має бути включена</text:span><text:line-break/><text:span text:style-name="T1">- уперся - повідом</text:span><text:line-break/><text:span text:style-name="T1">- не примножуй сутності; все що не дозволено - заборонено</text:span><text:line-break/><text:span text:style-name="T1">- брехня - смертний гріх</text:span><text:line-break/><text:span text:style-name="T1">- правила можна обговорювати і неможна порушувати. Але мають бути штатні канали зв'язку, регулярні і екстрені.</text:span><text:line-break/><text:span text:style-name="T1">- забув - значить не записав</text:span><text:line-break/><text:line-break/><text:span text:style-name="T1">Не треба впроваджувати супер системи, щоб подолати низьку виконавчу дисципліну</text:span><text:line-break/><text:line-break/><text:span text:style-name="T1">- "не встиг" не існує, це суперечить "уперся - повідом"</text:span><text:line-break/><text:line-break/><text:span text:style-name="T1">При впровадженні треба бути жорстким, потім можна робити поблажки.</text:span><text:line-break/><text:line-break/><text:span text:style-name="T1">Способи підлеглих ухилятись: стр. </text:span><text:a xlink:type="simple" xlink:href="http://tel:107/" text:style-name="Internet_20_link" text:visited-style-name="Visited_20_Internet_20_Link"><text:span text:style-name="T2">107</text:span></text:a><text:line-break/><text:line-break/><text:span text:style-name="T1">Найкраще працює не кількість, жорсткість, різноманіття покарань а знання про його невідворотність.</text:span><text:line-break/><text:line-break/><text:span text:style-name="T1">Якщо підлеглий зробив все по інструкції, але вийшло не дуже, і він знав що можна краще - поговори "я думав досвіду тобі вистачить, але схоже я помилився".</text:span><text:line-break/><text:span text:style-name="T1">Якщо порушив інструкцію, щоб вийшло добре - карай за не дотримання "уперся - повідом". Якщо використовувати "уперся - повідом" було не доцільно - хвали, але так щоб не думав, що тепер може самоуправствувати.</text:span><text:line-break/><text:line-break/><text:span text:style-name="T1">Встановлюй норму по найкращ результату коли можна описати технологію досягнення і впровадити її.</text:span><text:line-break/><text:line-break/><text:span text:style-name="T1">Якщо дали підлеглому повноваження але він допустив помилку нічого не порушивши - це ваша помилка, дайте зробити ще раз, краще контролюйте. Якщо карати і відбирати повноваження - всі почнуть відлинювати від повноважень.</text:span><text:line-break/><text:line-break/><text:span text:style-name="T1">Правила спочатку "промацують" - порушують дуже злегка, ніби це відхилення а не </text:span><text:soft-page-break/><text:span text:style-name="T1">порушення. Часом це роблять у вигляді жарту. Реагуй на це "слабким сигналом".</text:span><text:line-break/><text:line-break/><text:span text:style-name="T1">Часом треба карати за відношення до системи координат, а не за кожне з відхилень окремо.</text:span><text:line-break/><text:line-break/><text:span text:style-name="T1">Ідея: якщо початок роботи в 9:00 - з 7 до 8:40 давай/продавай колегам смачний сніданок. Це зменшить кількість запізнень.</text:span><text:line-break/><text:line-break/><text:span text:style-name="T1">Не ігноруй дрібні порушення: забирай лишні правила, нагороджуй можливістю їх не виконувати, шукай/обговорюй існуючі правила.</text:span><text:line-break/><text:line-break/><text:span text:style-name="T1">Система координат впроваджується зверху вниз - керівникам буде цікаво впровадити її у себе бо інакше їх відділ налажає.</text:span><text:line-break/><text:span text:style-name="T1">Впровадження і зміст оголошуються на сесії/зборах.</text:span><text:line-break/><text:span text:style-name="T1">Є перехідний період &gt; місяця. Під час нього проводяться регулярні зустрічі де обговорюються виникші ситуації логіку дій. Підлеглі мають зрозуміти, що система впровадиться </text:span><text:a xlink:type="simple" xlink:href="http://tel:100/" text:style-name="Internet_20_link" text:visited-style-name="Visited_20_Internet_20_Link"><text:span text:style-name="T2">100</text:span></text:a><text:span text:style-name="T3"> </text:span><text:span text:style-name="T1">відсотків.</text:span><text:line-break/><text:span text:style-name="T1">Все має бути задокументовано. Можна мотивувати підлеглих шукати протиріччя.</text:span><text:line-break/><text:line-break/><text:span text:style-name="T1">Чому підлеглий може порушувати:</text:span><text:line-break/><text:span text:style-name="T1">- розмиті формулювання правил</text:span><text:line-break/><text:span text:style-name="T1">- не достатньо ресурсів(при цьому керівник не в курсі, або чекає чуда)</text:span><text:line-break/><text:span text:style-name="T1">- йому не достатньо платять/дякують або хоче помститись.</text:span><text:line-break/><text:span text:style-name="T1">- не боїться покарання</text:span><text:line-break/><text:span text:style-name="T1">- щоб у нього забрали задачу. Треба не тільки покарати, але і не забирати роботи.</text:span><text:line-break/><text:span text:style-name="T1">- як претензія на більші повноваження</text:span><text:line-break/><text:span text:style-name="T1">- для куража - звик зі школи "відкривати  закрите" і "заходити куди неможна". Спробуй направити енергію на позитивне: ризикований проект.</text:span><text:line-break/><text:span text:style-name="T1">- чомусь вирішує, що сам може вирішувати що і коли йому дотримуватись.</text:span><text:line-break/><text:line-break/><text:span text:style-name="T1">Модель Ділдса про істинні причини вчинку(стр </text:span><text:a xlink:type="simple" xlink:href="http://tel:175/" text:style-name="Internet_20_link" text:visited-style-name="Visited_20_Internet_20_Link"><text:span text:style-name="T2">175</text:span></text:a><text:span text:style-name="T1">): оточення, дії, навички, мотивація, самоідентифікація.</text:span><text:line-break/><text:line-break/><text:span text:style-name="T1">Що має бути під-час покарання:</text:span><text:line-break/><text:span text:style-name="T1">* підлеглиймає розуміти за що його карають</text:span><text:line-break/><text:span text:style-name="T1">* після має розуміти (глибоко, саму логіку) як поступати правильно</text:span><text:line-break/><text:span text:style-name="T1">* покарання має бути неприємним; таким щоб не хотілось повторення</text:span><text:line-break/><text:span text:style-name="T1">* винити за неприємне покарання він має саме себе</text:span><text:line-break/><text:span text:style-name="T1">* в кінці має розуміти, що не все втрачено: його зусилля по виправленню будуть помічені і підтримані, він не буде причислений до двієчників, від нього не вимагають подвигу щоб загладити вину.</text:span><text:line-break/><text:line-break/><text:span text:style-name="T1">Чому не карати грошима:</text:span><text:line-break/><text:soft-page-break/><text:span text:style-name="T1">* можливо штрафи не можуть бути значні</text:span><text:line-break/><text:span text:style-name="T1">* покарання можливе раз в місяць</text:span><text:line-break/><text:span text:style-name="T1">* викличе у підлеглого реакцію "да подавись" замість правильної</text:span><text:line-break/><text:span text:style-name="T1">* може сприйматися як слабкість влади: "оце і все, що ти можеш"</text:span><text:line-break/><text:span text:style-name="T1">* виглядає як індульгенція, прейскурант на порушення</text:span><text:line-break/><text:span text:style-name="T1">* штраф не точний, одна і та ж сума подіє по-різному на різних людей</text:span><text:line-break/><text:line-break/><text:span text:style-name="T1">Покарання працює, ТІЛЬКИ якщо керівник має авторитет.</text:span><text:line-break/><text:line-break/><text:span text:style-name="T1">Якщо працівника є за що хвалити і є за що карати - зроби 2 зустрічі, не роби великий перепад емоцій. Похвала може сприйнятись не щирою, а покарання не достатньо серйозним. Техніка сендвіча "похвала-покарання-похвала" це фігня.</text:span><text:line-break/><text:span text:style-name="T1">Якщо лажа і успіх були при виконанні одної великої задачі - тільки тоді роби "контрастний душ". Принцип взаємної компенсації НЕ працює.</text:span><text:line-break/><text:line-break/><text:span text:style-name="T1">Добре мати досьє на підлеглого: вік, освіта, досягнення, мотиви і т. д.</text:span><text:line-break/><text:line-break/><text:span text:style-name="T1">При звичайній бесіді/фідбеку використовуй м'які формулювання("мабуть", "мені здається"). Прибережи категоричні формулювання для важливого або пресікання.</text:span><text:line-break/><text:span text:style-name="T1">Підлаштуйся під екстра-/інтравертність, швидкість мови підлеглого.</text:span><text:line-break/><text:span text:style-name="T1">Впливай на емоційний градус підлеглого темпом, гучністю, паузами, змінами тем, відкритими питаннями.</text:span><text:line-break/><text:line-break/><text:span text:style-name="T1">Модель субособистостей Еріка Берна: звичайна, бунтуюча і слухняна дитина, дорослий, суворий і добрий батьки.</text:span><text:line-break/><text:span text:style-name="T1">стр. </text:span><text:a xlink:type="simple" xlink:href="http://tel:226/" text:style-name="Internet_20_link" text:visited-style-name="Visited_20_Internet_20_Link"><text:span text:style-name="T2">226</text:span></text:a><text:span text:style-name="T1">.</text:span><text:line-break/><text:line-break/><text:span text:style-name="T1">Теорія фруції Саула Розенцвейга, стр </text:span><text:a xlink:type="simple" xlink:href="http://tel:231/" text:style-name="Internet_20_link" text:visited-style-name="Visited_20_Internet_20_Link"><text:span text:style-name="T2">231</text:span></text:a><text:line-break/><text:line-break/><text:span text:style-name="T1">Не карай відразу: у тебе і викритого підлеглого будуть емоції + треба час у всьому розібратись.</text:span><text:line-break/><text:span text:style-name="T1">Наявність проблеми, винного, результати аналізу треба оголосити на регулярній зустрічі. Факт покарання винного - НІ.</text:span><text:line-break/><text:span text:style-name="T1">Якщо винні кілька - розбираєтесь в проблемі разом, караєш кожного окремо.</text:span><text:line-break/><text:line-break/><text:span text:style-name="T1">Емоції можна відчувати і не показувати, а можна показувати не відчуваючи.</text:span><text:line-break/><text:line-break/><text:span text:style-name="T1">Етапи покарання.</text:span><text:line-break/><text:span text:style-name="T1">* підготовка - що і як ти будеш говорити</text:span><text:line-break/><text:span text:style-name="T1">* захват - ввести підлеглого в правильний психологічний стан("агентний стан") - запросити його на зустріч. Попередньо виясни чи вільний, щоб не було відговорок. Це також початок зустрічі, коли ви розбираєтесь що сталось - ти ставиш запитання і ще не караєш, негативні емоції треба пом'якшувати. Якщо підлеглий заходить з </text:span><text:soft-page-break/><text:span text:style-name="T1">істерикою - не реагуй, вона спаде після досягнення піку. Захват закінчується, коли ти розібрався в ситуації.</text:span><text:line-break/><text:span text:style-name="T1">* екзекуція - має відчути вину. Підлеглий хоче думати, що він хороший. При цьому допомагає собі відмазками і самообманом. Треба очисти його від відмазок і показати вчинок з правильної для діла точки зору. Також відмазки можуть допомагати знайти причину образитись - найкращий захист від саморефлексії. Ставиш питання типу "як твій поступок х співвідноситься з правилом у", "як корегувати поступок х, щоб він став корисний справі", "як от поступок х, повпливає на можливість отримати нагороду у".</text:span><text:line-break/><text:span text:style-name="T1">* фіксація - що зробити, щоб проступок не повторився. Часом працівник має представити план дій. Ти можеш стояти над ним коли він цей план робить - як вчитель над учнем. План має бути реальним і комфортним, не подвигом. Не вести до сімейних чи інших проблем. Підтримай і контролюй його реалізацію.</text:span><text:line-break/><text:span text:style-name="T1">* вивід підлеглого з процедури покарання. Загалом нічого не роби - сам психологічно оговтається.</text:span><text:line-break/><text:span text:style-name="T1">Запитай щось при всіх.</text:span><text:line-break/><text:line-break/><text:span text:style-name="T1">Правила ефективн. питань:</text:span><text:line-break/><text:span text:style-name="T1">* питання має бути питанням: коротким, правильною інтонацією, потім мовчи і чекай відповіді.</text:span><text:line-break/><text:span text:style-name="T1">* можлива конструкція: опис контексту, потім питання. Питання завжди в кінці.</text:span><text:line-break/><text:span text:style-name="T1">* в одній фразі - одне питання</text:span><text:line-break/><text:span text:style-name="T1">* зроби паузу після почутої відповіді</text:span><text:line-break/><text:span text:style-name="T1">* якщо відповідач мовчить - чекай 7 секунд. Потім запитай чи повторити або скажи що чекаєш відповідь.</text:span><text:line-break/><text:span text:style-name="T1">* якщо відповідач петляє - його можна перебити</text:span><text:line-break/><text:line-break/><text:span text:style-name="T1">Ніл рекхем методика спін:</text:span><text:line-break/><text:span text:style-name="T1">* S - situational - питання про поточну ситуацію у клієнта</text:span><text:line-break/><text:span text:style-name="T1">* P - problem - питання про потенційні проблеми, або до яких проблем веде поточна ситуація</text:span><text:line-break/><text:span text:style-name="T1">* i -</text:span><text:line-break/><text:span text:style-name="T1">* n - направляючі</text:span><text:line-break/><text:line-break/><text:span text:style-name="T1">Підсилювачі негативних емоцій:</text:span><text:line-break/><text:span text:style-name="T1">* згадка про шкоду справі, марнування роботи колег</text:span><text:line-break/><text:span text:style-name="T1">* опис своїх емоцій. Але ти маєш бути авторитет + маєш показати, що не під владою тих емоцій</text:span><text:line-break/><text:span text:style-name="T1">* згадка про втрату довіри, але вона повинна до цього бути</text:span><text:line-break/><text:span text:style-name="T1">* невербальні сигнали. Як для приємної комунікації тільки навпаки</text:span><text:line-break/><text:line-break/><text:span text:style-name="T1">Гарвардська методика переговорів.</text:span><text:line-break/><text:soft-page-break/><text:span text:style-name="T1">Один з підходів: "строго з проблемою, м'яко людиною" - говори ввічливо, але прямо.</text:span><text:line-break/><text:line-break/><text:span text:style-name="T1">Техніка BOFF - для комунікації проблеми</text:span><text:line-break/><text:span text:style-name="T1">B - behavior - називаєш поступок</text:span><text:line-break/><text:span text:style-name="T1">O - outcomes - до яких наслідків призвело</text:span><text:line-break/><text:span text:style-name="T1">F - feelings - які емоції викликало</text:span><text:line-break/><text:span text:style-name="T1">F - future - як не допустити у майбутньому. "як думаєш, як це повпливає на твою участь в конференції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5:07:07.449000000</meta:creation-date>
    <dc:date>2025-04-27T15:08:25.215000000</dc:date>
    <meta:editing-duration>PT1M17S</meta:editing-duration>
    <meta:editing-cycles>2</meta:editing-cycles>
    <meta:generator>LibreOffice/24.8.6.2$Windows_X86_64 LibreOffice_project/6d98ba145e9a8a39fc57bcc76981d1fb1316c60c</meta:generator>
    <meta:document-statistic meta:table-count="0" meta:image-count="0" meta:object-count="0" meta:page-count="6" meta:paragraph-count="1" meta:word-count="1501" meta:character-count="9996" meta:non-whitespace-character-count="8456"/>
  </office:meta>
</office:document-meta>
</file>